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jpeg" manifest:full-path="Pictures/10000000000003E800000286A1EE428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-20%" draw:contrast="0%" draw:gamma="100%" draw:red="5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textarea-vertical-align="middle" draw:color-mode="standard" draw:luminance="-20%" draw:contrast="0%" draw:gamma="100%" draw:red="0%" draw:green="5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000000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.8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017cm"/>
    </style:style>
    <style:style style:name="gr6" style:family="graphic" style:parent-style-name="standard">
      <style:graphic-properties svg:stroke-width="0.05cm" svg:stroke-color="#000000" draw:marker-start="Arrow" draw:marker-start-width="0.375cm" draw:marker-end="Arrow" draw:marker-end-width="0.375cm" draw:textarea-vertical-align="middle" fo:padding-top="0.15cm" fo:padding-bottom="0.15cm" fo:padding-left="0.275cm" fo:padding-right="0.275cm"/>
    </style:style>
    <style:style style:name="gr7" style:family="graphic" style:parent-style-name="Objet_20_sans_20_remplissage_20_et_20_sans_20_ligne">
      <style:graphic-properties draw:textarea-vertical-align="middle" draw:color-mode="standard" draw:luminance="-20%" draw:contrast="0%" draw:gamma="100%" draw:red="0%" draw:green="10%" draw:blue="50%" fo:clip="rect(0cm, 0cm, 0cm, 0cm)" draw:image-opacity="100%" style:mirror="none"/>
    </style:style>
    <style:style style:name="gr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385cm" fo:min-width="0.135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4.896cm"/>
    </style:style>
    <style:style style:name="gr11" style:family="graphic" style:parent-style-name="standard">
      <style:graphic-properties svg:stroke-color="#000000" draw:fill-color="#0084d1" draw:textarea-horizontal-align="justify" draw:textarea-vertical-align="middle" draw:auto-grow-height="false" fo:min-height="1.75cm" fo:min-width="1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98cm" fo:min-width="10.35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4.8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.2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21cm" fo:min-width="1.251cm"/>
    </style:style>
    <style:style style:name="gr16" style:family="graphic" style:parent-style-name="standard">
      <style:graphic-properties svg:stroke-color="#000000" draw:fill-color="#ff950e" draw:textarea-horizontal-align="justify" draw:textarea-vertical-align="middle" draw:auto-grow-height="false" fo:min-height="1.75cm" fo:min-width="1.5cm"/>
    </style:style>
    <style:style style:name="gr17" style:family="graphic" style:parent-style-name="standard">
      <style:graphic-properties svg:stroke-color="#000000" draw:fill-color="#999999" draw:textarea-horizontal-align="justify" draw:textarea-vertical-align="middle" draw:auto-grow-height="false" fo:min-height="1.75cm" fo:min-width="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5cm" fo:min-width="0.244cm"/>
    </style:style>
    <style:style style:name="gr19" style:family="graphic" style:parent-style-name="standard">
      <style:graphic-properties draw:stroke="none" svg:stroke-color="#000000" draw:fill="none" draw:fill-color="#ffffff" fo:min-height="1.15cm"/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12.452cm" fo:min-width="0cm" fo:padding-top="0.175cm" fo:padding-bottom="0.175cm" fo:padding-left="0.3cm" fo:padding-right="0.3cm"/>
    </style:style>
    <style:style style:name="gr21" style:family="graphic" style:parent-style-name="standard">
      <style:graphic-properties svg:stroke-color="#000000" draw:fill-color="#dddddd" draw:textarea-horizontal-align="justify" draw:textarea-vertical-align="middle" draw:auto-grow-height="false" fo:min-height="0.15cm" fo:min-width="2.563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5.25cm" fo:min-width="8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35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3.8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.14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5.662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" style:family="text">
      <style:text-properties style:text-position="sub 58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style:text-position="0% 100%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464cm" svg:height="8.697cm" svg:x="4.236cm" svg:y="3.305cm">
          <draw:image xlink:href="Pictures/10000000000003E800000286A1EE428F.jpg" xlink:type="simple" xlink:show="embed" xlink:actuate="onLoad">
            <text:p/>
          </draw:image>
        </draw:frame>
        <draw:frame draw:style-name="gr2" draw:text-style-name="P1" draw:layer="layout" svg:width="13.464cm" svg:height="8.697cm" svg:x="3.836cm" svg:y="3.804cm">
          <draw:image xlink:href="Pictures/10000000000003E800000286A1EE428F.jpg" xlink:type="simple" xlink:show="embed" xlink:actuate="onLoad">
            <text:p/>
          </draw:image>
        </draw:frame>
        <draw:line draw:style-name="gr3" draw:text-style-name="P1" draw:layer="layout" svg:x1="3cm" svg:y1="4.3cm" svg:x2="3cm" svg:y2="13.1cm">
          <text:p/>
        </draw:line>
        <draw:frame draw:style-name="gr4" draw:text-style-name="P3" draw:layer="layout" svg:width="2.458cm" svg:height="1.596cm" svg:x="0.6cm" svg:y="8cm">
          <draw:text-box>
            <text:p text:style-name="P2"><text:span text:style-name="T1">H</text:span><text:span text:style-name="T2">input</text:span></text:p>
          </draw:text-box>
        </draw:frame>
        <draw:line draw:style-name="gr3" draw:text-style-name="P1" draw:layer="layout" svg:x1="3.5cm" svg:y1="13.4cm" svg:x2="16.9cm" svg:y2="13.4cm">
          <text:p/>
        </draw:line>
        <draw:frame draw:style-name="gr5" draw:text-style-name="P3" draw:layer="layout" svg:width="2.652cm" svg:height="1.596cm" svg:x="8.96cm" svg:y="13.4cm">
          <draw:text-box>
            <text:p text:style-name="P2"><text:span text:style-name="T3">W</text:span><text:span text:style-name="T2">input</text:span></text:p>
          </draw:text-box>
        </draw:frame>
        <draw:line draw:style-name="gr6" draw:text-style-name="P1" draw:layer="layout" svg:x1="18.209cm" svg:y1="12.4cm" svg:x2="17.3cm" svg:y2="13.4cm">
          <text:p/>
        </draw:line>
        <draw:frame draw:style-name="gr4" draw:text-style-name="P3" draw:layer="layout" svg:width="2.458cm" svg:height="1.596cm" svg:x="17.807cm" svg:y="12.8cm">
          <draw:text-box>
            <text:p text:style-name="P2"><text:span text:style-name="T3">D</text:span><text:span text:style-name="T2">input</text:span></text:p>
          </draw:text-box>
        </draw:frame>
        <draw:frame draw:style-name="gr7" draw:text-style-name="P1" draw:layer="layout" svg:width="13.464cm" svg:height="8.697cm" svg:x="3.436cm" svg:y="4.303cm">
          <draw:image xlink:href="Pictures/10000000000003E800000286A1EE428F.jpg" xlink:type="simple" xlink:show="embed" xlink:actuate="onLoad">
            <text:p/>
          </draw:image>
        </draw:frame>
        <draw:custom-shape draw:style-name="gr8" draw:text-style-name="P1" draw:layer="layout" svg:width="0.897cm" svg:height="0.897cm" svg:x="18.797cm" svg:y="7.9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8.9cm" svg:y1="8.1cm" svg:x2="19.6cm" svg:y2="8.7cm">
          <text:p/>
        </draw:line>
        <draw:line draw:style-name="gr9" draw:text-style-name="P1" draw:layer="layout" svg:x1="19.6cm" svg:y1="8.1cm" svg:x2="18.9cm" svg:y2="8.6cm">
          <text:p/>
        </draw:line>
        <draw:frame draw:style-name="gr10" draw:text-style-name="P4" draw:layer="layout" svg:width="5.396cm" svg:height="1.348cm" svg:x="7.8cm" svg:y="16.5cm">
          <draw:text-box>
            <text:p><text:span text:style-name="T4">Input maps</text:span></text:p>
          </draw:text-box>
        </draw:frame>
        <draw:custom-shape draw:style-name="gr11" draw:text-style-name="P1" draw:layer="layout" svg:width="2cm" svg:height="2cm" svg:x="25.6cm" svg:y="1.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25.3cm" svg:y="1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2cm" svg:x="25cm" svg:y="1.7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9.853cm" svg:height="1.348cm" svg:x="24.001cm" svg:y="16.4cm">
          <draw:text-box>
            <text:p><text:span text:style-name="T4">K convolutional filters</text:span></text:p>
          </draw:text-box>
        </draw:frame>
        <draw:line draw:style-name="gr6" draw:text-style-name="P1" draw:layer="layout" svg:x1="28.049cm" svg:y1="3cm" svg:x2="27.2cm" svg:y2="3.906cm">
          <text:p/>
        </draw:line>
        <draw:frame draw:style-name="gr13" draw:text-style-name="P3" draw:layer="layout" svg:width="5.62cm" svg:height="1.596cm" svg:x="27.707cm" svg:y="3.201cm">
          <draw:text-box>
            <text:p text:style-name="P2"><text:span text:style-name="T3">D</text:span><text:span text:style-name="T2">filters</text:span><text:span text:style-name="T3"> = D</text:span><text:span text:style-name="T2">input</text:span></text:p>
          </draw:text-box>
        </draw:frame>
        <draw:line draw:style-name="gr3" draw:text-style-name="P1" draw:layer="layout" svg:x1="25cm" svg:y1="4.1cm" svg:x2="27cm" svg:y2="4.1cm">
          <text:p/>
        </draw:line>
        <draw:frame draw:style-name="gr14" draw:text-style-name="P3" draw:layer="layout" svg:width="3.1cm" svg:height="1.6cm" svg:x="24.8cm" svg:y="4.1cm">
          <draw:text-box>
            <text:p text:style-name="P2"><text:span text:style-name="T3">W</text:span><text:span text:style-name="T2">filters</text:span></text:p>
          </draw:text-box>
        </draw:frame>
        <draw:line draw:style-name="gr3" draw:text-style-name="P1" draw:layer="layout" svg:x1="24.6cm" svg:y1="1.7cm" svg:x2="24.6cm" svg:y2="3.7cm">
          <text:p/>
        </draw:line>
        <draw:frame draw:style-name="gr15" draw:text-style-name="P3" draw:layer="layout" svg:width="2.7cm" svg:height="1.871cm" svg:x="22cm" svg:y="2.029cm">
          <draw:text-box>
            <text:p text:style-name="P2"><text:span text:style-name="T1">H</text:span><text:span text:style-name="T2">filters</text:span></text:p>
          </draw:text-box>
        </draw:frame>
        <draw:custom-shape draw:style-name="gr16" draw:text-style-name="P1" draw:layer="layout" svg:width="2cm" svg:height="2cm" svg:x="25.601cm" svg:y="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2cm" svg:x="25.301cm" svg:y="6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2cm" svg:x="25.001cm" svg:y="6.6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8.05cm" svg:y1="7.9cm" svg:x2="27.201cm" svg:y2="8.806cm">
          <text:p/>
        </draw:line>
        <draw:frame draw:style-name="gr13" draw:text-style-name="P3" draw:layer="layout" svg:width="5.62cm" svg:height="1.596cm" svg:x="27.708cm" svg:y="8.101cm">
          <draw:text-box>
            <text:p text:style-name="P2"><text:span text:style-name="T3">D</text:span><text:span text:style-name="T2">filters</text:span><text:span text:style-name="T3"> = D</text:span><text:span text:style-name="T2">input</text:span></text:p>
          </draw:text-box>
        </draw:frame>
        <draw:line draw:style-name="gr3" draw:text-style-name="P1" draw:layer="layout" svg:x1="25.001cm" svg:y1="9cm" svg:x2="27.001cm" svg:y2="9cm">
          <text:p/>
        </draw:line>
        <draw:frame draw:style-name="gr14" draw:text-style-name="P3" draw:layer="layout" svg:width="3.1cm" svg:height="1.6cm" svg:x="24.8cm" svg:y="9cm">
          <draw:text-box>
            <text:p text:style-name="P2"><text:span text:style-name="T3">W</text:span><text:span text:style-name="T2">filters</text:span></text:p>
          </draw:text-box>
        </draw:frame>
        <draw:line draw:style-name="gr3" draw:text-style-name="P1" draw:layer="layout" svg:x1="24.601cm" svg:y1="6.6cm" svg:x2="24.601cm" svg:y2="8.6cm">
          <text:p/>
        </draw:line>
        <draw:frame draw:style-name="gr15" draw:text-style-name="P3" draw:layer="layout" svg:width="2.801cm" svg:height="1.871cm" svg:x="22cm" svg:y="6.929cm">
          <draw:text-box>
            <text:p text:style-name="P2"><text:span text:style-name="T1">H</text:span><text:span text:style-name="T2">filters</text:span></text:p>
          </draw:text-box>
        </draw:frame>
        <draw:custom-shape draw:style-name="gr17" draw:text-style-name="P1" draw:layer="layout" svg:width="2cm" svg:height="2cm" svg:x="25.602cm" svg:y="11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cm" svg:height="2cm" svg:x="25.302cm" svg:y="11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cm" svg:height="2cm" svg:x="25.002cm" svg:y="12.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8.051cm" svg:y1="13.5cm" svg:x2="27.202cm" svg:y2="14.406cm">
          <text:p/>
        </draw:line>
        <draw:frame draw:style-name="gr13" draw:text-style-name="P3" draw:layer="layout" svg:width="5.62cm" svg:height="1.596cm" svg:x="27.709cm" svg:y="13.701cm">
          <draw:text-box>
            <text:p text:style-name="P2"><text:span text:style-name="T3">D</text:span><text:span text:style-name="T2">filters</text:span><text:span text:style-name="T3"> = D</text:span><text:span text:style-name="T2">input</text:span></text:p>
          </draw:text-box>
        </draw:frame>
        <draw:line draw:style-name="gr3" draw:text-style-name="P1" draw:layer="layout" svg:x1="25.002cm" svg:y1="14.6cm" svg:x2="27.002cm" svg:y2="14.6cm">
          <text:p/>
        </draw:line>
        <draw:frame draw:style-name="gr18" draw:text-style-name="P3" draw:layer="layout" svg:width="3.1cm" svg:height="1.7cm" svg:x="24.8cm" svg:y="14.6cm">
          <draw:text-box>
            <text:p text:style-name="P2"><text:span text:style-name="T3">W</text:span><text:span text:style-name="T2">filters</text:span></text:p>
          </draw:text-box>
        </draw:frame>
        <draw:line draw:style-name="gr3" draw:text-style-name="P1" draw:layer="layout" svg:x1="24.602cm" svg:y1="12.2cm" svg:x2="24.602cm" svg:y2="14.2cm">
          <text:p/>
        </draw:line>
        <draw:frame draw:style-name="gr15" draw:text-style-name="P3" draw:layer="layout" svg:width="2.802cm" svg:height="1.871cm" svg:x="22cm" svg:y="12.529cm">
          <draw:text-box>
            <text:p text:style-name="P2"><text:span text:style-name="T1">H</text:span><text:span text:style-name="T2">filters</text:span></text:p>
          </draw:text-box>
        </draw:frame>
        <draw:frame draw:style-name="gr19" draw:text-style-name="P5" draw:layer="layout" svg:width="1.3cm" svg:height="1.4cm" svg:x="25.7cm" svg:y="10.1cm">
          <draw:text-box>
            <text:p><text:span text:style-name="T5">...</text:span></text:p>
          </draw:text-box>
        </draw:frame>
        <draw:custom-shape draw:style-name="gr20" draw:text-style-name="P1" draw:layer="layout" svg:width="1.1cm" svg:height="13.4cm" svg:x="20.5cm" svg:y="1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" draw:layer="layout" svg:width="3.5cm" svg:height="0.8cm" svg:x="33.5cm" svg:y="7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" draw:layer="layout" svg:width="8.6cm" svg:height="5.5cm" svg:x="42.8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2.6cm" svg:y="3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2.4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2.2cm" svg:y="3.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2cm" svg:y="4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1.8cm" svg:y="4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1.6cm" svg:y="4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1.4cm" svg:y="5.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1.2cm" svg:y="5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1cm" svg:y="5.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0.8cm" svg:y="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0.6cm" svg:y="6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0.4cm" svg:y="6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8.6cm" svg:height="5.5cm" svg:x="40.2cm" svg:y="6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0.2cm" svg:y1="13.036cm" svg:x2="48.8cm" svg:y2="13.036cm">
          <text:p/>
        </draw:line>
        <draw:frame draw:style-name="gr23" draw:text-style-name="P3" draw:layer="layout" svg:width="2.996cm" svg:height="1.596cm" svg:x="43.649cm" svg:y="12.936cm">
          <draw:text-box>
            <text:p text:style-name="P2"><text:span text:style-name="T3">W</text:span><text:span text:style-name="T2">output</text:span></text:p>
          </draw:text-box>
        </draw:frame>
        <draw:line draw:style-name="gr3" draw:text-style-name="P1" draw:layer="layout" svg:x1="52.442cm" svg:y1="8.4cm" svg:x2="49.5cm" svg:y2="12.536cm">
          <text:p/>
        </draw:line>
        <draw:frame draw:style-name="gr24" draw:text-style-name="P3" draw:layer="layout" svg:width="4.52cm" svg:height="1.596cm" svg:x="50.907cm" svg:y="10.336cm">
          <draw:text-box>
            <text:p text:style-name="P2"><text:span text:style-name="T3">D</text:span><text:span text:style-name="T2">output</text:span><text:span text:style-name="T3"> = K</text:span></text:p>
          </draw:text-box>
        </draw:frame>
        <draw:line draw:style-name="gr3" draw:text-style-name="P1" draw:layer="layout" svg:x1="39.7cm" svg:y1="6.9cm" svg:x2="39.7cm" svg:y2="12.5cm">
          <text:p/>
        </draw:line>
        <draw:frame draw:style-name="gr25" draw:text-style-name="P3" draw:layer="layout" svg:width="2.81cm" svg:height="1.596cm" svg:x="36.9cm" svg:y="8.829cm">
          <draw:text-box>
            <text:p text:style-name="P2"><text:span text:style-name="T1">H</text:span><text:span text:style-name="T2">output</text:span></text:p>
          </draw:text-box>
        </draw:frame>
        <draw:frame draw:style-name="gr26" draw:text-style-name="P4" draw:layer="layout" svg:width="6.162cm" svg:height="1.348cm" svg:x="42.6cm" svg:y="16.5cm">
          <draw:text-box>
            <text:p><text:span text:style-name="T4">Output ma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solid" draw:fill-color="#ff3333" draw:fill-gradient-name="Gradient_20_7" draw:fill-hatch-name="Hatching_20_1" draw:fill-image-name="Bitmape_20_1" draw:opacity="50%" draw:fill-image-width="0cm" draw:fill-image-height="0cm" draw:shadow-opacity="50%"/>
    </style:style>
  </office:styles>
  <office:automatic-styles>
    <style:page-layout style:name="PM0">
      <style:page-layout-properties fo:margin-top="0cm" fo:margin-bottom="0cm" fo:margin-left="0cm" fo:margin-right="0cm" fo:page-width="56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ion CHEVALIER</meta:initial-creator>
    <meta:creation-date>2015-06-19T11:38:17.054337996</meta:creation-date>
    <dc:date>2015-06-25T10:39:56.14</dc:date>
    <dc:creator>Marion Chevalier</dc:creator>
    <meta:editing-duration>PT2H30M34S</meta:editing-duration>
    <meta:editing-cycles>42</meta:editing-cycles>
    <meta:generator>OpenOffice/4.1.1$Win32 OpenOffice.org_project/411m6$Build-9775</meta:generator>
    <meta:document-statistic meta:object-count="65"/>
  </office:meta>
</office:document-meta>
</file>